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9785832AD95EB00B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9.5cm"/>
    </style:style>
    <style:style style:name="gr3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9.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7cm" svg:height="2.78cm" svg:x="11.5cm" svg:y="0.42cm">
          <draw:image xlink:href="Pictures/10000201000004000000019785832AD95EB00BF3.png" xlink:type="simple" xlink:show="embed" xlink:actuate="onLoad" loext:mime-type="image/png">
            <text:p/>
          </draw:image>
        </draw:frame>
        <draw:custom-shape draw:style-name="gr2" draw:text-style-name="P2" draw:layer="layout" svg:width="30cm" svg:height="0.05cm" svg:x="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0cm" svg:height="0.05cm" svg:x="0cm" svg:y="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ério Aparecido Gonçalves</meta:initial-creator>
    <meta:creation-date>2016-08-07T20:57:17.014579211</meta:creation-date>
    <dc:date>2020-06-29T18:21:03.264919806</dc:date>
    <meta:editing-duration>PT56M31S</meta:editing-duration>
    <meta:editing-cycles>20</meta:editing-cycles>
    <meta:generator>LibreOffice/6.4.4.2$Linux_X86_64 LibreOffice_project/40$Build-2</meta:generator>
    <meta:document-statistic meta:object-count="3"/>
  </office:meta>
</office:document-meta>
</file>